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.974in">
            <draw:object draw:notify-on-update-of-ranges="Sheet1.A3:Sheet1.A8 Sheet1.B2:Sheet1.B2 Sheet1.B3:Sheet1.B8 Sheet1.A3:Sheet1.A8 Sheet1.C2:Sheet1.C2 Sheet1.C3:Sheet1.C8 Sheet1.A3:Sheet1.A8 Sheet1.D2:Sheet1.D2 Sheet1.D3:Sheet1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8035in" svg:y="1.8165in">
            <draw:object draw:notify-on-update-of-ranges="Sheet1.A3:Sheet1.A8 Sheet1.A3:Sheet1.A8 Sheet1.E2:Sheet1.E2 Sheet1.E3:Sheet1.E8 Sheet1.A3:Sheet1.A8 Sheet1.F2:Sheet1.F2 Sheet1.F3:Sheet1.F8 Sheet1.A3:Sheet1.A8 Sheet1.G2:Sheet1.G2 Sheet1.G3:Sheet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2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Thread</text:p>
            <text:p>number</text:p>
          </table:table-cell>
          <table:table-cell table:style-name="ce1" office:value-type="string" calcext:value-type="string" table:number-columns-spanned="6" table:number-rows-spanned="1">
            <text:p>Time (sec)</text:p>
          </table:table-cell>
          <table:covered-table-cell table:style-name="ce2"/>
          <table:covered-table-cell table:style-name="ce1"/>
          <table:covered-table-cell table:number-columns-repeated="3" table:style-name="ce22"/>
        </table:table-row>
        <table:table-row table:style-name="ro1">
          <table:covered-table-cell table:style-name="ce2"/>
          <table:table-cell table:style-name="ce2" office:value-type="string" calcext:value-type="string">
            <text:p>Generation</text:p>
          </table:table-cell>
          <table:table-cell table:style-name="ce2" office:value-type="string" calcext:value-type="string">
            <text:p>Filling</text:p>
          </table:table-cell>
          <table:table-cell table:style-name="ce1" office:value-type="string" calcext:value-type="string">
            <text:p>Solving</text:p>
          </table:table-cell>
          <table:table-cell table:style-name="ce22" office:value-type="string" calcext:value-type="string">
            <text:p>Scalar</text:p>
          </table:table-cell>
          <table:table-cell table:style-name="ce22" office:value-type="string" calcext:value-type="string">
            <text:p>Addiction</text:p>
          </table:table-cell>
          <table:table-cell table:style-name="ce22" office:value-type="string" calcext:value-type="string">
            <text:p>Multiplication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float" office:value="8.31451" calcext:value-type="float">
            <text:p>8.31451</text:p>
          </table:table-cell>
          <table:table-cell table:style-name="ce7" office:value-type="float" office:value="41.2727" calcext:value-type="float">
            <text:p>41.2727</text:p>
          </table:table-cell>
          <table:table-cell table:style-name="ce12" office:value-type="float" office:value="71.4609" calcext:value-type="float">
            <text:p>71.4609</text:p>
          </table:table-cell>
          <table:table-cell table:style-name="ce12" office:value-type="float" office:value="5.53869" calcext:value-type="float">
            <text:p>5.53869</text:p>
          </table:table-cell>
          <table:table-cell table:style-name="ce12" office:value-type="float" office:value="7.04687" calcext:value-type="float">
            <text:p>7.04687</text:p>
          </table:table-cell>
          <table:table-cell table:style-name="ce18" office:value-type="float" office:value="21.4265" calcext:value-type="float">
            <text:p>21.4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452" calcext:value-type="float">
            <text:p>4.69452</text:p>
          </table:table-cell>
          <table:table-cell office:value-type="float" office:value="22.5375" calcext:value-type="float">
            <text:p>22.5375</text:p>
          </table:table-cell>
          <table:table-cell office:value-type="float" office:value="25.0211" calcext:value-type="float">
            <text:p>25.0211</text:p>
          </table:table-cell>
          <table:table-cell office:value-type="float" office:value="2.1435" calcext:value-type="float">
            <text:p>2.1435</text:p>
          </table:table-cell>
          <table:table-cell office:value-type="float" office:value="2.18539" calcext:value-type="float">
            <text:p>2.18539</text:p>
          </table:table-cell>
          <table:table-cell office:value-type="float" office:value="6.1266" calcext:value-type="float">
            <text:p>6.12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795" calcext:value-type="float">
            <text:p>2.4795</text:p>
          </table:table-cell>
          <table:table-cell office:value-type="float" office:value="11.524" calcext:value-type="float">
            <text:p>11.524</text:p>
          </table:table-cell>
          <table:table-cell office:value-type="float" office:value="12.5424" calcext:value-type="float">
            <text:p>12.5424</text:p>
          </table:table-cell>
          <table:table-cell office:value-type="float" office:value="1.06713" calcext:value-type="float">
            <text:p>1.06713</text:p>
          </table:table-cell>
          <table:table-cell office:value-type="float" office:value="1.10095" calcext:value-type="float">
            <text:p>1.10095</text:p>
          </table:table-cell>
          <table:table-cell office:value-type="float" office:value="3.05322" calcext:value-type="float">
            <text:p>3.05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3452" calcext:value-type="float">
            <text:p>1.43452</text:p>
          </table:table-cell>
          <table:table-cell office:value-type="float" office:value="5.60599" calcext:value-type="float">
            <text:p>5.60599</text:p>
          </table:table-cell>
          <table:table-cell office:value-type="float" office:value="6.09411" calcext:value-type="float">
            <text:p>6.09411</text:p>
          </table:table-cell>
          <table:table-cell office:value-type="float" office:value="0.501688" calcext:value-type="float">
            <text:p>0.501688</text:p>
          </table:table-cell>
          <table:table-cell office:value-type="float" office:value="0.554672" calcext:value-type="float">
            <text:p>0.554672</text:p>
          </table:table-cell>
          <table:table-cell office:value-type="float" office:value="1.5036" calcext:value-type="float">
            <text:p>1.5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7973" calcext:value-type="float">
            <text:p>1.17973</text:p>
          </table:table-cell>
          <table:table-cell table:style-name="ce15" office:value-type="float" office:value="2.85349" calcext:value-type="float">
            <text:p>2.85349</text:p>
          </table:table-cell>
          <table:table-cell office:value-type="float" office:value="3.57233" calcext:value-type="float">
            <text:p>3.57233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55618" calcext:value-type="float">
            <text:p>0.355618</text:p>
          </table:table-cell>
          <table:table-cell office:value-type="float" office:value="1.24018" calcext:value-type="float">
            <text:p>1.24018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6" office:value-type="float" office:value="0.953992" calcext:value-type="float">
            <text:p>0.953992</text:p>
          </table:table-cell>
          <table:table-cell table:style-name="ce16" office:value-type="float" office:value="1.63569" calcext:value-type="float">
            <text:p>1.63569</text:p>
          </table:table-cell>
          <table:table-cell table:style-name="ce6" office:value-type="float" office:value="2.49932" calcext:value-type="float">
            <text:p>2.49932</text:p>
          </table:table-cell>
          <table:table-cell table:style-name="ce6" office:value-type="float" office:value="0.235401" calcext:value-type="float">
            <text:p>0.235401</text:p>
          </table:table-cell>
          <table:table-cell table:style-name="ce6" office:value-type="float" office:value="0.274155" calcext:value-type="float">
            <text:p>0.274155</text:p>
          </table:table-cell>
          <table:table-cell table:style-name="ce9" office:value-type="float" office:value="1.04491" calcext:value-type="float">
            <text:p>1.04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19:47.868032570</meta:creation-date>
    <dc:date>2024-12-10T01:10:43.023686975</dc:date>
    <meta:editing-duration>PT2H17M9S</meta:editing-duration>
    <meta:editing-cycles>18</meta:editing-cycles>
    <meta:generator>LibreOffice/7.3.7.2$Linux_X86_64 LibreOffice_project/30$Build-2</meta:generator>
    <meta:document-statistic meta:table-count="1" meta:cell-count="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2.645cm" svg:y="3.703cm" style:legend-expansion="high" chart:style-name="ch2"/>
        <chart:plot-area chart:style-name="ch3" table:cell-range-address="Sheet1.A3:Sheet1.A8 Sheet1.E2:Sheet1.G8" chart:data-source-has-labels="both" svg:x="1.331cm" svg:y="0.18cm" svg:width="10.994cm" svg:height="7.659cm">
          <chart:coordinate-region svg:x="1.952cm" svg:y="0.379cm" svg:width="10.186cm" svg:height="6.813cm"/>
          <chart:axis chart:dimension="x" chart:name="primary-x" chart:style-name="ch4" chartooo:axis-type="auto">
            <chart:title svg:x="5.58cm" svg:y="8.019cm" chart:style-name="ch5">
              <text:p>Threads number</text:p>
            </chart:title>
            <chart:categories table:cell-range-address="Sheet1.A3:Sheet1.A8"/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E3:Sheet1.E8" chart:label-cell-address="Sheet1.E2:Sheet1.E2" chart:class="chart:scatter">
            <chart:domain table:cell-range-address="Sheet1.A3:Sheet1.A8"/>
            <chart:data-point chart:repeated="6"/>
          </chart:series>
          <chart:series chart:style-name="ch10" chart:values-cell-range-address="Sheet1.F3:Sheet1.F8" chart:label-cell-address="Sheet1.F2:Sheet1.F2" chart:class="chart:scatter">
            <chart:data-point chart:repeated="6"/>
          </chart:series>
          <chart:series chart:style-name="ch11" chart:values-cell-range-address="Sheet1.G3:Sheet1.G8" chart:label-cell-address="Sheet1.G2:Sheet1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alar</text:p>
                <draw:g>
                  <svg:desc>Sheet1.E2:Sheet1.E2</svg:desc>
                </draw:g>
              </table:table-cell>
              <table:table-cell office:value-type="string">
                <text:p>Addiction</text:p>
                <draw:g>
                  <svg:desc>Sheet1.F2:Sheet1.F2</svg:desc>
                </draw:g>
              </table:table-cell>
              <table:table-cell office:value-type="string">
                <text:p>Multiplication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8</svg:desc>
                </draw:g>
              </table:table-cell>
              <table:table-cell office:value-type="float" office:value="1">
                <text:p>1</text:p>
                <draw:g>
                  <svg:desc>Sheet1.A3:Sheet1.A8</svg:desc>
                </draw:g>
              </table:table-cell>
              <table:table-cell office:value-type="float" office:value="5.53869">
                <text:p>5.53869</text:p>
                <draw:g>
                  <svg:desc>Sheet1.E3:Sheet1.E8</svg:desc>
                </draw:g>
              </table:table-cell>
              <table:table-cell office:value-type="float" office:value="7.04687">
                <text:p>7.04687</text:p>
                <draw:g>
                  <svg:desc>Sheet1.F3:Sheet1.F8</svg:desc>
                </draw:g>
              </table:table-cell>
              <table:table-cell office:value-type="float" office:value="21.4265">
                <text:p>21.4265</text:p>
                <draw:g>
                  <svg:desc>Sheet1.G3:Sheet1.G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435">
                <text:p>2.1435</text:p>
              </table:table-cell>
              <table:table-cell office:value-type="float" office:value="2.18539">
                <text:p>2.18539</text:p>
              </table:table-cell>
              <table:table-cell office:value-type="float" office:value="6.1266">
                <text:p>6.12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6713">
                <text:p>1.06713</text:p>
              </table:table-cell>
              <table:table-cell office:value-type="float" office:value="1.10095">
                <text:p>1.10095</text:p>
              </table:table-cell>
              <table:table-cell office:value-type="float" office:value="3.05322">
                <text:p>3.053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01688">
                <text:p>0.501688</text:p>
              </table:table-cell>
              <table:table-cell office:value-type="float" office:value="0.554672">
                <text:p>0.554672</text:p>
              </table:table-cell>
              <table:table-cell office:value-type="float" office:value="1.5036">
                <text:p>1.50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576">
                <text:p>0.3576</text:p>
              </table:table-cell>
              <table:table-cell office:value-type="float" office:value="0.355618">
                <text:p>0.355618</text:p>
              </table:table-cell>
              <table:table-cell office:value-type="float" office:value="1.24018">
                <text:p>1.240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35401">
                <text:p>0.235401</text:p>
              </table:table-cell>
              <table:table-cell office:value-type="float" office:value="0.274155">
                <text:p>0.274155</text:p>
              </table:table-cell>
              <table:table-cell office:value-type="float" office:value="1.04491">
                <text:p>1.04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703cm" style:legend-expansion="high" chart:style-name="ch2"/>
        <chart:plot-area chart:style-name="ch3" table:cell-range-address="Sheet1.A3:Sheet1.D8 Sheet1.B2:Sheet1.D2" chart:data-source-has-labels="row" svg:x="1.331cm" svg:y="0.18cm" svg:width="11.338cm" svg:height="7.659cm">
          <chart:coordinate-region svg:x="1.952cm" svg:y="0.38cm" svg:width="10.53cm" svg:height="6.812cm"/>
          <chart:axis chart:dimension="x" chart:name="primary-x" chart:style-name="ch4">
            <chart:title svg:x="5.752cm" svg:y="8.019cm" chart:style-name="ch5">
              <text:p>Threads number</text:p>
            </chart:title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B3:Sheet1.B8" chart:label-cell-address="Sheet1.B2:Sheet1.B2" chart:class="chart:scatter">
            <chart:domain table:cell-range-address="Sheet1.A3:Sheet1.A8"/>
            <chart:data-point chart:repeated="6"/>
          </chart:series>
          <chart:series chart:style-name="ch10" chart:values-cell-range-address="Sheet1.C3:Sheet1.C8" chart:label-cell-address="Sheet1.C2:Sheet1.C2" chart:class="chart:scatter">
            <chart:data-point chart:repeated="6"/>
          </chart:series>
          <chart:series chart:style-name="ch11" chart:values-cell-range-address="Sheet1.D3:Sheet1.D8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neration</text:p>
                <draw:g>
                  <svg:desc>Sheet1.B2:Sheet1.B2</svg:desc>
                </draw:g>
              </table:table-cell>
              <table:table-cell office:value-type="string">
                <text:p>Filling</text:p>
                <draw:g>
                  <svg:desc>Sheet1.C2:Sheet1.C2</svg:desc>
                </draw:g>
              </table:table-cell>
              <table:table-cell office:value-type="string">
                <text:p>Solving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8</svg:desc>
                </draw:g>
              </table:table-cell>
              <table:table-cell office:value-type="float" office:value="8.31451">
                <text:p>8.31451</text:p>
                <draw:g>
                  <svg:desc>Sheet1.B3:Sheet1.B8</svg:desc>
                </draw:g>
              </table:table-cell>
              <table:table-cell office:value-type="float" office:value="41.2727">
                <text:p>41.2727</text:p>
                <draw:g>
                  <svg:desc>Sheet1.C3:Sheet1.C8</svg:desc>
                </draw:g>
              </table:table-cell>
              <table:table-cell office:value-type="float" office:value="71.4609">
                <text:p>71.4609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9452">
                <text:p>4.69452</text:p>
              </table:table-cell>
              <table:table-cell office:value-type="float" office:value="22.5375">
                <text:p>22.5375</text:p>
              </table:table-cell>
              <table:table-cell office:value-type="float" office:value="25.0211">
                <text:p>25.0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4795">
                <text:p>2.4795</text:p>
              </table:table-cell>
              <table:table-cell office:value-type="float" office:value="11.524">
                <text:p>11.524</text:p>
              </table:table-cell>
              <table:table-cell office:value-type="float" office:value="12.5424">
                <text:p>12.5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43452">
                <text:p>1.43452</text:p>
              </table:table-cell>
              <table:table-cell office:value-type="float" office:value="5.60599">
                <text:p>5.60599</text:p>
              </table:table-cell>
              <table:table-cell office:value-type="float" office:value="6.09411">
                <text:p>6.09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7973">
                <text:p>1.17973</text:p>
              </table:table-cell>
              <table:table-cell office:value-type="float" office:value="2.85349">
                <text:p>2.85349</text:p>
              </table:table-cell>
              <table:table-cell office:value-type="float" office:value="3.57233">
                <text:p>3.57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53992">
                <text:p>0.953992</text:p>
              </table:table-cell>
              <table:table-cell office:value-type="float" office:value="1.63569">
                <text:p>1.63569</text:p>
              </table:table-cell>
              <table:table-cell office:value-type="float" office:value="2.49932">
                <text:p>2.49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